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3.448in"/>
    </style:style>
    <style:style style:name="co3" style:family="table-column">
      <style:table-column-properties fo:break-before="auto" style:column-width="1.8071in"/>
    </style:style>
    <style:style style:name="co4" style:family="table-column">
      <style:table-column-properties fo:break-before="auto" style:column-width="5.3945in"/>
    </style:style>
    <style:style style:name="co6" style:family="table-column">
      <style:table-column-properties fo:break-before="auto" style:column-width="2.7173in"/>
    </style:style>
    <style:style style:name="co7" style:family="table-column">
      <style:table-column-properties fo:break-before="auto" style:column-width="0.8925in"/>
    </style:style>
    <style:style style:name="ro2" style:family="table-row">
      <style:table-row-properties style:row-height="0.2374in" fo:break-before="auto" style:use-optimal-row-height="false"/>
    </style:style>
    <style:style style:name="ro3" style:family="table-row">
      <style:table-row-properties style:row-height="0.4839in" fo:break-before="auto" style:use-optimal-row-height="true"/>
    </style:style>
    <style:style style:name="ro4" style:family="table-row">
      <style:table-row-properties style:row-height="0.95in" fo:break-before="auto" style:use-optimal-row-height="true"/>
    </style:style>
    <style:style style:name="ro5" style:family="table-row">
      <style:table-row-properties style:row-height="0.7945in" fo:break-before="auto" style:use-optimal-row-height="true"/>
    </style:style>
    <style:style style:name="ro6" style:family="table-row">
      <style:table-row-properties style:row-height="0.1665in" fo:break-before="auto" style:use-optimal-row-height="false"/>
    </style:style>
    <style:style style:name="ro7" style:family="table-row">
      <style:table-row-properties style:row-height="0.1665in" fo:break-before="auto" style:use-optimal-row-height="true"/>
    </style:style>
    <style:style style:name="ro8" style:family="table-row">
      <style:table-row-properties style:row-height="9.5118in" fo:break-before="auto" style:use-optimal-row-height="true"/>
    </style:style>
    <style:style style:name="ro9" style:family="table-row">
      <style:table-row-properties style:row-height="5.8571in" fo:break-before="auto" style:use-optimal-row-height="true"/>
    </style:style>
    <style:style style:name="ro10" style:family="table-row">
      <style:table-row-properties style:row-height="5.5646in" fo:break-before="auto" style:use-optimal-row-height="true"/>
    </style:style>
    <style:style style:name="ro11" style:family="table-row">
      <style:table-row-properties style:row-height="4.8335in" fo:break-before="auto" style:use-optimal-row-height="true"/>
    </style:style>
    <style:style style:name="ro12" style:family="table-row">
      <style:table-row-properties style:row-height="9.2193in" fo:break-before="auto" style:use-optimal-row-height="true"/>
    </style:style>
    <style:style style:name="ro13" style:family="table-row">
      <style:table-row-properties style:row-height="6.587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mes New Roman" fo:font-size="10pt" fo:language="en" fo:country="non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dk" table:style-name="ta1" table:print="false">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row table:style-name="ro2">
          <table:table-cell office:value-type="string">
            <text:p>h2</text:p>
          </table:table-cell>
          <table:table-cell office:value-type="string">
            <text:p>content</text:p>
          </table:table-cell>
          <table:table-cell table:number-columns-repeated="2"/>
        </table:table-row>
        <table:table-row table:style-name="ro2">
          <table:table-cell office:value-type="string">
            <text:p>Billige [DEVICE] Urremme</text:p>
          </table:table-cell>
          <table:table-cell office:value-type="string">
            <text:p>En god urrem behøver ikke være dyr. Alle vores [DEVICE] urremme er til at betale. Blandt de billigste remme skal du kigge efter silikone eller nylon.</text:p>
            <text:p>De er lavet af et materiale, der gør at prisen ikke stikker helt af. Det betyder ikke at du får en dårlig urrem, de holder stadigvæk, men de er som regel mere brugt til den aktive livsstil i forhold til vores urrem i f.eks stål er.</text:p>
            <text:p>Remmen er dog ikke begrænset til løbeturen, mange bruger også en silikoneurrem til hverdagen, da den er behagelig at have på.</text:p>
            <text:p>Alle vores andre urremme til [DEVICE], der fås i metal eller læder har vi også sat til en god pris. Hos os får du altid noget får pengene. </text:p>
          </table:table-cell>
          <table:table-cell table:number-columns-repeated="2"/>
        </table:table-row>
        <table:table-row table:style-name="ro2">
          <table:table-cell office:value-type="string">
            <text:p>De bedste [DEVICE] Remme</text:p>
          </table:table-cell>
          <table:table-cell office:value-type="string">
            <text:p>Leder du efter de bedste [DEVICE] remme? Så kan du godt indstille jagten nu, fordi du er havnet på Danmarks bedste udvalg af smartwatch urremme.</text:p>
            <text:p>Vores sortiment vokser hele tiden, så du har altid mange muligheder for at finde den rem, som du har behov for.</text:p>
            <text:p>Vi har remme til alle [DEVICE]s modeller, inde på hver produkt side, kan du se hvilke modeller urremmen passer til.</text:p>
            <text:p>Husk at du altid får fri levering, når du køber for mere end 199kr.</text:p>
          </table:table-cell>
          <table:table-cell table:number-columns-repeated="2"/>
        </table:table-row>
        <table:table-row table:style-name="ro2">
          <table:table-cell office:value-type="string">
            <text:p>Billig [DEVICE] Urrem</text:p>
          </table:table-cell>
          <table:table-cell office:value-type="string">
            <text:p>Hvis du mangler en billig [DEVICE] urrem, så kan du helt sikkert finde en her.</text:p>
            <text:p>Vores lager har mange billige, men gode smartwatch remme. </text:p>
            <text:p>Dem med laveste pris er vores remme i silikone, det betyder ikke at de er af dårligere kvalitet end vores urremme af højere pris, men en silikonerem lavet af et billigere materiale og derfor kan vi også skrue prisen ned.</text:p>
          </table:table-cell>
          <table:table-cell table:number-columns-repeated="2"/>
        </table:table-row>
        <table:table-row table:style-name="ro3">
          <table:table-cell office:value-type="string">
            <text:p>[DEVICE] Rem</text:p>
          </table:table-cell>
          <table:table-cell office:value-type="string">
            <text:p>Mangler du en [DEVICE] rem? Så er du kommet til det rigtige sted. Her har vi nemlig samlet alle de urremme vi har til [DEVICE]s smartwatches.</text:p>
            <text:p>Mange af vores remme er universelle, men vær alligevel opmærksom på at du bestiller en rem, der passer til dit [DEVICE] ur. </text:p>
            <text:p>På produktsiderne kan du læse hvilke modeller urremmen passer til.</text:p>
          </table:table-cell>
          <table:table-cell table:number-columns-repeated="2"/>
        </table:table-row>
        <table:table-row table:style-name="ro4">
          <table:table-cell office:value-type="string">
            <text:p>[DEVICE] Remme</text:p>
          </table:table-cell>
          <table:table-cell office:value-type="string">
            <text:p>Velkommen til et stort udvalg af [DEVICE] remme. Her på siden kan du finde alle vores urremme der passer til alle [DEVICE]s modeller.</text:p>
            <text:p>Du kan klikke videre ind på underkategorierne, så du kan finde den rem, som passer nøjagtigt til din model.</text:p>
            <text:p>Der kan nemlig være forskel på størrelsen af uret, så det er vigtigt at du vælger det korrekte produkt. På produktsiderne kan du også hvilke ure, remmen passer til.</text:p>
            <text:p>Vi har samlet &lt;b&gt;det perfekte sortiment af smartwatch remme&lt;/b&gt;, så du har masser af mulighed for at finde det produkt, der passer til dig.</text:p>
            <text:p>Blandt vores mest populære har vi læder eller silikone remme, du kan også finde mange andre materialer.</text:p>
            <text:p>Husk at du får Fri Fragt, når du køber for mere end 199kr.</text:p>
          </table:table-cell>
          <table:table-cell table:number-columns-repeated="2"/>
        </table:table-row>
        <table:table-row table:style-name="ro5">
          <table:table-cell office:value-type="string">
            <text:p>[DEVICE] Urremme</text:p>
          </table:table-cell>
          <table:table-cell office:value-type="string">
            <text:p>Her finder du vores komplette udvalg af [DEVICE] urremme, vi har remme til alle [DEVICE]s ure.</text:p>
            <text:p>Du kan klikke videre til underkategorier, så du finder en rem, der passer til netop dit [DEVICE] smartwatch.</text:p>
            <text:p>Inde på produktsiderne har vi har også skrevet hvilke modeller, remmen passer til, så du ikke er i tvivl.</text:p>
            <text:p>Du kan finde mange &lt;b&gt;billige urremme til [DEVICE]&lt;/b&gt;, der passer til lige dit ur og stil.</text:p>
            <text:p>Husk at når du bestiller for mere end 199kroner, så betaler vi fragten.</text:p>
          </table:table-cell>
          <table:table-cell table:number-columns-repeated="2"/>
        </table:table-row>
        <table:table-row table:style-name="ro2" table:number-rows-repeated="1048551">
          <table:table-cell table:number-columns-repeated="4"/>
        </table:table-row>
        <table:table-row table:style-name="ro6" table:number-rows-repeated="17">
          <table:table-cell table:number-columns-repeated="4"/>
        </table:table-row>
        <table:table-row table:style-name="ro6">
          <table:table-cell table:number-columns-repeated="4"/>
        </table:table-row>
      </table:table>
      <table:table table:name="se" table:style-name="ta1" table:print="false">
        <table:table-column table:style-name="co7" table:number-columns-repeated="2" table:default-cell-style-name="ce1"/>
        <table:table-row table:style-name="ro7">
          <table:table-cell table:style-name="Default" office:value-type="string">
            <text:p>h2</text:p>
          </table:table-cell>
          <table:table-cell table:style-name="Default" office:value-type="string">
            <text:p>content</text:p>
          </table:table-cell>
        </table:table-row>
        <table:table-row table:style-name="ro8">
          <table:table-cell office:value-type="string">
            <text:p>Billiga [DEVICE] Klockarmband</text:p>
          </table:table-cell>
          <table:table-cell office:value-type="string">
            <text:p>Vem har sagt att ett bra klockarmband måste vara dyrt? Alla våra [DEVICE] klockarmband finns till schyssta priser. Om du letar efter armband till lägsta pris ska du kika på de tillverkade av silikon eller nylon, då materialet tillåter priserna att inte sticka iväg. Det lägre priset innebär givetvis inte att kvalitén är likadan, men dom är istället designade för en lite mer aktiv livsstil (eller aktiva tillfällen) i jämförelse med klockarmand tillverkade av till exempel metall eller läder. Detta betyder dock inte att dessa armband är begränsade till löprundan eller gymmet, utan många väljer silikon eller nylon till vardags då det är lätt, skönt och enkelt att ha på sig. Om du är mer intresserad av ett klockarmband till [DEVICE] i metall är läder så behöver du inte oroa dig, vi har även dessa till bra priser. Hos oss får du alltid någonting för pengarna. </text:p>
          </table:table-cell>
        </table:table-row>
        <table:table-row table:style-name="ro9">
          <table:table-cell office:value-type="string">
            <text:p>De bästa [DEVICE] armbanden </text:p>
          </table:table-cell>
          <table:table-cell office:value-type="string">
            <text:p>Letar du efter de bästa [DEVICE] armbanden? Då kan du sluta leta nu, för du har kommit till Sveriges bästa (och största) sortiment av klockarmband till smartklockor. Vårt sortiment växer ständigt, så du har alltid många alternativ när det kommer till att hitta det armband du både behöver och vill ha. Vi har armband till alla [DEVICE] modeller och på varje produktsida kan du se vilka modeller klockarmbandet passar till. Kom ihåg att du dessutom alltid får fri frakt när du beställer för mer än 199kr!</text:p>
          </table:table-cell>
        </table:table-row>
        <table:table-row table:style-name="ro10">
          <table:table-cell office:value-type="string">
            <text:p>Billigt [DEVICE] Armband</text:p>
          </table:table-cell>
          <table:table-cell office:value-type="string">
            <text:p>Om du behöver ett billigt [DEVICE] klockarmband så har du kommit helt rätt. Vårt lager har många billiga armband som fortfarande håller hög standard när det kommer till kvalitet och design. De armband du hittar till lägsta möjliga pris är våra silikonarmband. Detta innebär inte att silikonarmbanden är av sämre kvalitet än de som är lite dyrare, utan beror snarare på att silikon är ett billigare material och priset kan därför pressas ner mer än vanligt. </text:p>
          </table:table-cell>
        </table:table-row>
        <table:table-row table:style-name="ro11">
          <table:table-cell office:value-type="string">
            <text:p>[DEVICE] Band</text:p>
          </table:table-cell>
          <table:table-cell office:value-type="string">
            <text:p>Saknar du ett [DEVICE] band? Då har du kommit rätt! Här har vi samlat alla klockarmband vi har till [DEVICE] smartklockor. Många av våra armband är universella och passar flera modeller, men se till att du beställer ett armband som passar din [DEVICE] klocka. Vi har därför gjort det så smidigt och enkelt som möjligt, och när du klickar dig vidare till produktsidorna kan du läsa vilka modeller som klockarmbandet passar. </text:p>
          </table:table-cell>
        </table:table-row>
        <table:table-row table:style-name="ro12">
          <table:table-cell office:value-type="string">
            <text:p>[DEVICE] Armband</text:p>
          </table:table-cell>
          <table:table-cell office:value-type="string">
            <text:p>Välkommen till vårt stora urval av [DEVICE] armband. På denna sitta hittar du alla klockarmband som passar till [DEVICE] modeller. Klicka bara på underkategorin så hittar du de armband som passar just din modell - enklare än så blir det inte. Anledningen till varför vi gjort det så enkelt och smidigt är att det kan finnas skillnader på klockornas storlekar, och det är därför extra viktigt att du väljer rätt produkt. Denna information finns givetvis också på produktsidorna. Vi har samlat &lt;b&gt;det perfekta utbudet av smartwatch armband&lt;/b&gt; så att du har möjligheten att hitta den perfekta produkten för just dig. De populäraste klockarmbanden hittar du i läder och silikon, men vi har även produkter i många andra material. Glöm inte att om du beställer för mer än 199kr, så bjuder vi på frakten. </text:p>
          </table:table-cell>
        </table:table-row>
        <table:table-row table:style-name="ro13">
          <table:table-cell office:value-type="string">
            <text:p>[DEVICE] Klockarmband</text:p>
          </table:table-cell>
          <table:table-cell office:value-type="string">
            <text:p>Här hittar du vårt kompletta urval av [DEVICE] klockarmband då har armband till alla [DEVICE] klockor. För enkelhetens skull kan du klicka dig vidare till underkategorier för att hitta armband som passar din [DEVICE] smartklocka. På produktsidorna har vi även skrivit vilka modeller som armbandet passar, så att du aldrig behöver vara osäker på om du hittat rätt. Du hitta här många &lt;b&gt;billiga klockarmband till [DEVICE]&lt;/b&gt; som passar både din klocka och din stil. Tänk på att när du beställer för mer än 199kr så bjuder vi på frakten. </text:p>
          </table:table-cell>
        </table:table-row>
      </table:table>
      <table:database-ranges>
        <table:database-range table:target-range-address="dk.A1:dk.B1">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1-03">01/03/2023</text:date>, <text:time>11:24: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3$Unix OpenOffice.org_project/4113m1$Build-9810</meta:generator>
    <dc:date>2023-01-03T11:24:59</dc:date>
    <meta:editing-duration>PT5H21M53S</meta:editing-duration>
    <meta:editing-cycles>46</meta:editing-cycles>
    <meta:document-statistic meta:table-count="2" meta:cell-count="28" meta:object-count="0"/>
    <meta:user-defined meta:name=""/>
  </office:meta>
</office:document-meta>
</file>